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linkMacSystemFont" svg:font-family="BlinkMacSystemFont, 'Lucida Grande', 'Segoe UI', Ubuntu, Cantarell, sans-serif"/>
    <style:font-face style:name="Lohit Devanagari1" svg:font-family="'Lohit Devanagari'"/>
    <style:font-face style:name="Comfortaa" svg:font-family="Comfortaa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Results" style:family="table">
      <style:table-properties style:width="6.9271in" fo:margin-left="0in" table:align="left"/>
    </style:style>
    <style:style style:name="Results.A" style:family="table-column">
      <style:table-column-properties style:column-width="0.9375in"/>
    </style:style>
    <style:style style:name="Results.B" style:family="table-column">
      <style:table-column-properties style:column-width="1.4375in"/>
    </style:style>
    <style:style style:name="Results.C" style:family="table-column">
      <style:table-column-properties style:column-width="0.5924in"/>
    </style:style>
    <style:style style:name="Results.D" style:family="table-column">
      <style:table-column-properties style:column-width="1.2826in"/>
    </style:style>
    <style:style style:name="Results.E" style:family="table-column">
      <style:table-column-properties style:column-width="0.5in"/>
    </style:style>
    <style:style style:name="Results.F" style:family="table-column">
      <style:table-column-properties style:column-width="1.1875in"/>
    </style:style>
    <style:style style:name="Results.G" style:family="table-column">
      <style:table-column-properties style:column-width="0.9896in"/>
    </style:style>
    <style:style style:name="Result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sults.G1" style:family="table-cell">
      <style:table-cell-properties fo:padding="0.0382in" fo:border="0.05pt solid #000000"/>
    </style:style>
    <style:style style:name="Results.A2" style:family="table-cell">
      <style:table-cell-properties fo:padding="0.0382in" fo:border-left="0.05pt solid #000000" fo:border-right="none" fo:border-top="none" fo:border-bottom="0.05pt solid #000000"/>
    </style:style>
    <style:style style:name="Results.B2" style:family="table-cell" style:data-style-name="N2">
      <style:table-cell-properties fo:padding="0.0382in" fo:border-left="0.05pt solid #000000" fo:border-right="none" fo:border-top="none" fo:border-bottom="0.05pt solid #000000"/>
    </style:style>
    <style:style style:name="Results.G2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G3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G4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G5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G6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G7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G8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G9" style:family="table-cell">
      <style:table-cell-properties fo:padding="0.0382in" fo:border-left="0.05pt solid #000000" fo:border-right="0.05pt solid #000000" fo:border-top="none" fo:border-bottom="0.05pt solid #000000"/>
    </style:style>
    <style:style style:name="Results.G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color="#800000" style:font-name="FreeSans" fo:font-size="10pt" officeooo:rsid="00067aae" officeooo:paragraph-rsid="00067aae" style:font-size-asian="10pt" style:font-size-complex="10pt"/>
    </style:style>
    <style:style style:name="P2" style:family="paragraph" style:parent-style-name="Text_20_body">
      <style:text-properties officeooo:rsid="0009f81b" officeooo:paragraph-rsid="0009f81b"/>
    </style:style>
    <style:style style:name="P3" style:family="paragraph" style:parent-style-name="Table_20_Contents">
      <style:text-properties fo:color="#800000" style:font-name="FreeSans" fo:font-size="10pt" officeooo:rsid="00067aae" officeooo:paragraph-rsid="00067aae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color="#800000" style:font-name="FreeSans" fo:font-size="10pt" officeooo:rsid="00067aae" officeooo:paragraph-rsid="00067aa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800000" style:font-name="FreeSans" fo:font-size="10pt" officeooo:rsid="00067aae" officeooo:paragraph-rsid="00067aae" style:font-size-asian="10pt" style:font-size-complex="10pt"/>
    </style:style>
    <style:style style:name="P6" style:family="paragraph" style:parent-style-name="Table_20_Contents">
      <style:paragraph-properties fo:margin-left="0in" fo:margin-right="0in" style:line-height-at-least="0.2083in" fo:text-align="end" style:justify-single-word="false" fo:orphans="2" fo:widows="2" fo:text-indent="0in" style:auto-text-indent="false"/>
      <style:text-properties fo:font-variant="normal" fo:text-transform="none" fo:color="#800000" style:font-name="FreeSans" fo:font-size="10pt" fo:letter-spacing="normal" fo:font-style="normal" fo:font-weight="normal" officeooo:rsid="00067aae" officeooo:paragraph-rsid="00067aae" style:font-size-asian="10pt" style:font-size-complex="10pt"/>
    </style:style>
    <style:style style:name="P7" style:family="paragraph" style:parent-style-name="Table_20_Contents">
      <style:paragraph-properties fo:margin-left="0in" fo:margin-right="0in" style:line-height-at-least="0.2083in" fo:text-align="end" style:justify-single-word="false" fo:orphans="2" fo:widows="2" fo:text-indent="0in" style:auto-text-indent="false"/>
      <style:text-properties fo:font-variant="normal" fo:text-transform="none" fo:color="#800000" style:font-name="FreeSans" fo:font-size="10pt" fo:letter-spacing="normal" fo:font-style="normal" fo:font-weight="normal" style:font-size-asian="10pt" style:font-size-complex="10pt"/>
    </style:style>
    <style:style style:name="P8" style:family="paragraph" style:parent-style-name="Table_20_Contents">
      <style:paragraph-properties fo:margin-left="0in" fo:margin-right="0in" style:line-height-at-least="0.2083in" fo:text-align="center" style:justify-single-word="false" fo:orphans="2" fo:widows="2" fo:text-indent="0in" style:auto-text-indent="false"/>
      <style:text-properties fo:font-variant="normal" fo:text-transform="none" fo:color="#800000" style:font-name="FreeSans" fo:font-size="10pt" fo:letter-spacing="normal" fo:font-style="normal" fo:font-weight="normal" style:font-size-asian="10pt" style:font-size-complex="10pt"/>
    </style:style>
    <style:style style:name="T1" style:family="text">
      <style:text-properties officeooo:rsid="000bd7fa"/>
    </style:style>
    <number:number-style style:name="N2">
      <number:number number:decimal-places="2" loext:min-decimal-places="2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ndom swap</text:p>
      <text:p text:style-name="P2">Random swap algorithm implemented with fast kmeans. The algorithm could find the correct clusters in almost all datasets. Results could be improved with higher iterations limit. I was limited to small numbers due to computation time I had on my laptop.</text:p>
      <text:p text:style-name="P2"/>
      <text:p text:style-name="P2">He biggest problem was high dimensional data. With more dimensions there is more space where the random swap could be performed. I think that higher iteration limit would solve this problem.</text:p>
      <table:table table:name="Results" table:style-name="Results">
        <table:table-column table:style-name="Results.A"/>
        <table:table-column table:style-name="Results.B"/>
        <table:table-column table:style-name="Results.C"/>
        <table:table-column table:style-name="Results.D"/>
        <table:table-column table:style-name="Results.E"/>
        <table:table-column table:style-name="Results.F"/>
        <table:table-column table:style-name="Results.G"/>
        <table:table-header-rows>
          <table:table-row>
            <table:table-cell table:style-name="Results.A1" office:value-type="string">
              <text:p text:style-name="P1">Dataset</text:p>
            </table:table-cell>
            <table:table-cell table:style-name="Results.A1" office:value-type="string">
              <text:p text:style-name="P1">MSE</text:p>
            </table:table-cell>
            <table:table-cell table:style-name="Results.A1" office:value-type="string">
              <text:p text:style-name="P1">SWAPS</text:p>
            </table:table-cell>
            <table:table-cell table:style-name="Results.A1" office:value-type="string">
              <text:p text:style-name="P1">TIME <text:span text:style-name="T1">(s)</text:span></text:p>
            </table:table-cell>
            <table:table-cell table:style-name="Results.A1" office:value-type="string">
              <text:p text:style-name="P1">CI</text:p>
            </table:table-cell>
            <table:table-cell table:style-name="Results.A1" office:value-type="string">
              <text:p text:style-name="P1">SUCCESS</text:p>
            </table:table-cell>
            <table:table-cell table:style-name="Results.G1" office:value-type="string">
              <text:p text:style-name="P1">ITERATIONS</text:p>
            </table:table-cell>
          </table:table-row>
        </table:table-header-rows>
        <table:table-row>
          <table:table-cell table:style-name="Results.A2" office:value-type="string">
            <text:p text:style-name="P3">A1</text:p>
          </table:table-cell>
          <table:table-cell table:style-name="Results.B2" office:value-type="float" office:value="12355206281.1162">
            <text:p text:style-name="P6">12355206281.12</text:p>
          </table:table-cell>
          <table:table-cell table:style-name="Results.B2" office:value-type="float" office:value="16.99">
            <text:p text:style-name="P7">16.99</text:p>
          </table:table-cell>
          <table:table-cell table:style-name="Results.B2" office:value-type="float" office:value="119.50629446">
            <text:p text:style-name="P7">119.51</text:p>
          </table:table-cell>
          <table:table-cell table:style-name="Results.A2" office:value-type="string">
            <text:p text:style-name="P8">0</text:p>
          </table:table-cell>
          <table:table-cell table:style-name="Results.A2" office:value-type="string">
            <text:p text:style-name="P5">1</text:p>
          </table:table-cell>
          <table:table-cell table:style-name="Results.G2" office:value-type="string">
            <text:p text:style-name="P5">1000</text:p>
          </table:table-cell>
        </table:table-row>
        <table:table-row>
          <table:table-cell table:style-name="Results.A2" office:value-type="string">
            <text:p text:style-name="P3">A2</text:p>
          </table:table-cell>
          <table:table-cell table:style-name="Results.B2" office:value-type="float" office:value="20698974792.69">
            <text:p text:style-name="P4">20698974792.69</text:p>
          </table:table-cell>
          <table:table-cell table:style-name="Results.B2" office:value-type="float" office:value="27.69">
            <text:p text:style-name="P4">27.69</text:p>
          </table:table-cell>
          <table:table-cell table:style-name="Results.B2" office:value-type="float" office:value="468.72380137">
            <text:p text:style-name="P4">468.72</text:p>
          </table:table-cell>
          <table:table-cell table:style-name="Results.A2" office:value-type="string">
            <text:p text:style-name="P5">0.01 </text:p>
          </table:table-cell>
          <table:table-cell table:style-name="Results.A2" office:value-type="string">
            <text:p text:style-name="P5">0.99</text:p>
          </table:table-cell>
          <table:table-cell table:style-name="Results.G3" office:value-type="string">
            <text:p text:style-name="P5">2000</text:p>
          </table:table-cell>
        </table:table-row>
        <table:table-row>
          <table:table-cell table:style-name="Results.A2" office:value-type="string">
            <text:p text:style-name="P3">A3</text:p>
          </table:table-cell>
          <table:table-cell table:style-name="Results.B2" office:value-type="float" office:value="29870988282.1193">
            <text:p text:style-name="P4">29870988282.12</text:p>
          </table:table-cell>
          <table:table-cell table:style-name="Results.B2" office:value-type="float" office:value="37.21">
            <text:p text:style-name="P4">37.21</text:p>
          </table:table-cell>
          <table:table-cell table:style-name="Results.B2" office:value-type="float" office:value="724.6467586">
            <text:p text:style-name="P4">724.65</text:p>
          </table:table-cell>
          <table:table-cell table:style-name="Results.A2" office:value-type="string">
            <text:p text:style-name="P5">0.02 </text:p>
          </table:table-cell>
          <table:table-cell table:style-name="Results.A2" office:value-type="string">
            <text:p text:style-name="P5">0.98</text:p>
          </table:table-cell>
          <table:table-cell table:style-name="Results.G4" office:value-type="string">
            <text:p text:style-name="P5">2000</text:p>
          </table:table-cell>
        </table:table-row>
        <table:table-row>
          <table:table-cell table:style-name="Results.A2" office:value-type="string">
            <text:p text:style-name="P3">S1</text:p>
          </table:table-cell>
          <table:table-cell table:style-name="Results.B2" office:value-type="float" office:value="8946138365571.19">
            <text:p text:style-name="P4">8946138365571.19</text:p>
          </table:table-cell>
          <table:table-cell table:style-name="Results.B2" office:value-type="float" office:value="13.68">
            <text:p text:style-name="P4">13.68</text:p>
          </table:table-cell>
          <table:table-cell table:style-name="Results.B2" office:value-type="float" office:value="166.11424941">
            <text:p text:style-name="P4">166.11</text:p>
          </table:table-cell>
          <table:table-cell table:style-name="Results.A2" office:value-type="string">
            <text:p text:style-name="P5">0</text:p>
          </table:table-cell>
          <table:table-cell table:style-name="Results.A2" office:value-type="string">
            <text:p text:style-name="P5">1</text:p>
          </table:table-cell>
          <table:table-cell table:style-name="Results.G5" office:value-type="string">
            <text:p text:style-name="P5">1000</text:p>
          </table:table-cell>
        </table:table-row>
        <table:table-row>
          <table:table-cell table:style-name="Results.A2" office:value-type="string">
            <text:p text:style-name="P3">S2</text:p>
          </table:table-cell>
          <table:table-cell table:style-name="Results.B2" office:value-type="float" office:value="13350866705261.2">
            <text:p text:style-name="P4">13350866705261.20</text:p>
          </table:table-cell>
          <table:table-cell table:style-name="Results.B2" office:value-type="float" office:value="11.87">
            <text:p text:style-name="P4">11.87</text:p>
          </table:table-cell>
          <table:table-cell table:style-name="Results.B2" office:value-type="float" office:value="190.90939261">
            <text:p text:style-name="P4">190.91</text:p>
          </table:table-cell>
          <table:table-cell table:style-name="Results.A2" office:value-type="string">
            <text:p text:style-name="P5">0</text:p>
          </table:table-cell>
          <table:table-cell table:style-name="Results.A2" office:value-type="string">
            <text:p text:style-name="P5">1</text:p>
          </table:table-cell>
          <table:table-cell table:style-name="Results.G6" office:value-type="string">
            <text:p text:style-name="P5">1000</text:p>
          </table:table-cell>
        </table:table-row>
        <table:table-row>
          <table:table-cell table:style-name="Results.A2" office:value-type="string">
            <text:p text:style-name="P3">S3</text:p>
          </table:table-cell>
          <table:table-cell table:style-name="Results.B2" office:value-type="float" office:value="17038888476011.4">
            <text:p text:style-name="P4">17038888476011.40</text:p>
          </table:table-cell>
          <table:table-cell table:style-name="Results.B2" office:value-type="float" office:value="10.25">
            <text:p text:style-name="P4">10.25</text:p>
          </table:table-cell>
          <table:table-cell table:style-name="Results.B2" office:value-type="float" office:value="239.8710489">
            <text:p text:style-name="P4">239.87</text:p>
          </table:table-cell>
          <table:table-cell table:style-name="Results.A2" office:value-type="string">
            <text:p text:style-name="P5">0</text:p>
          </table:table-cell>
          <table:table-cell table:style-name="Results.A2" office:value-type="string">
            <text:p text:style-name="P5">1</text:p>
          </table:table-cell>
          <table:table-cell table:style-name="Results.G7" office:value-type="string">
            <text:p text:style-name="P5">1000</text:p>
          </table:table-cell>
        </table:table-row>
        <table:table-row>
          <table:table-cell table:style-name="Results.A2" office:value-type="string">
            <text:p text:style-name="P3">S4</text:p>
          </table:table-cell>
          <table:table-cell table:style-name="Results.B2" office:value-type="float" office:value="15767467702282.4">
            <text:p text:style-name="P4">15767467702282.40</text:p>
          </table:table-cell>
          <table:table-cell table:style-name="Results.B2" office:value-type="float" office:value="10.46">
            <text:p text:style-name="P4">10.46</text:p>
          </table:table-cell>
          <table:table-cell table:style-name="Results.B2" office:value-type="float" office:value="502.50982202">
            <text:p text:style-name="P4">502.51</text:p>
          </table:table-cell>
          <table:table-cell table:style-name="Results.A2" office:value-type="string">
            <text:p text:style-name="P5">0</text:p>
          </table:table-cell>
          <table:table-cell table:style-name="Results.A2" office:value-type="string">
            <text:p text:style-name="P5">1</text:p>
          </table:table-cell>
          <table:table-cell table:style-name="Results.G8" office:value-type="string">
            <text:p text:style-name="P5">2000</text:p>
          </table:table-cell>
        </table:table-row>
        <table:table-row>
          <table:table-cell table:style-name="Results.A2" office:value-type="string">
            <text:p text:style-name="P3">DIM032</text:p>
          </table:table-cell>
          <table:table-cell table:style-name="Results.B2" office:value-type="float" office:value="7167101.73543535">
            <text:p text:style-name="P4">7167101.74</text:p>
          </table:table-cell>
          <table:table-cell table:style-name="Results.B2" office:value-type="float" office:value="7.49">
            <text:p text:style-name="P4">7.49</text:p>
          </table:table-cell>
          <table:table-cell table:style-name="Results.B2" office:value-type="float" office:value="49.25190931">
            <text:p text:style-name="P4">49.25</text:p>
          </table:table-cell>
          <table:table-cell table:style-name="Results.A2" office:value-type="string">
            <text:p text:style-name="P5">1.85</text:p>
          </table:table-cell>
          <table:table-cell table:style-name="Results.A2" office:value-type="string">
            <text:p text:style-name="P5">0.09</text:p>
          </table:table-cell>
          <table:table-cell table:style-name="Results.G9" office:value-type="string">
            <text:p text:style-name="P5">1000</text:p>
          </table:table-cell>
        </table:table-row>
        <table:table-row>
          <table:table-cell table:style-name="Results.A2" office:value-type="string">
            <text:p text:style-name="P3">UNBALANCE</text:p>
          </table:table-cell>
          <table:table-cell table:style-name="Results.B2" office:value-type="float" office:value="214497831006.477">
            <text:p text:style-name="P4">214497831006.48</text:p>
          </table:table-cell>
          <table:table-cell table:style-name="Results.B2" office:value-type="float" office:value="10.61">
            <text:p text:style-name="P4">10.61</text:p>
          </table:table-cell>
          <table:table-cell table:style-name="Results.B2" office:value-type="float" office:value="168.08292897">
            <text:p text:style-name="P4">168.08</text:p>
          </table:table-cell>
          <table:table-cell table:style-name="Results.A2" office:value-type="string">
            <text:p text:style-name="P5">0</text:p>
          </table:table-cell>
          <table:table-cell table:style-name="Results.A2" office:value-type="string">
            <text:p text:style-name="P5">1</text:p>
          </table:table-cell>
          <table:table-cell table:style-name="Results.G10" office:value-type="string">
            <text:p text:style-name="P5">1000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linkMacSystemFont" svg:font-family="BlinkMacSystemFont, 'Lucida Grande', 'Segoe UI', Ubuntu, Cantarell, sans-serif"/>
    <style:font-face style:name="Lohit Devanagari1" svg:font-family="'Lohit Devanagari'"/>
    <style:font-face style:name="Comfortaa" svg:font-family="Comfortaa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9:23:24.934205004</meta:creation-date>
    <dc:date>2017-05-24T19:37:56.275455633</dc:date>
    <meta:editing-duration>PT4M10S</meta:editing-duration>
    <meta:editing-cycles>3</meta:editing-cycles>
    <meta:generator>LibreOffice/5.2.6.2$Linux_X86_64 LibreOffice_project/20$Build-2</meta:generator>
    <meta:document-statistic meta:table-count="1" meta:image-count="0" meta:object-count="0" meta:page-count="1" meta:paragraph-count="73" meta:word-count="145" meta:character-count="829" meta:non-whitespace-character-count="755"/>
  </office:meta>
</office:document-meta>
</file>